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6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7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style:snap-to-layout-grid="false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5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/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number:date-style style:name="N106">
      <number:month/>
      <number:text>/</number:text>
      <number:day/>
      <number:text>/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106102875715136" text:id="ct1061028757151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5705920" text:id="ct1061028757059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4960" text:id="ct106102875704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10720" text:id="ct10610287571072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703808" text:id="ct1061028757038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5714368" text:id="ct106102875714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715136"/><text:change-start text:change-id="ct106102875705920"/>Adopt<text:change-end text:change-id="ct106102875705920"/>ed<text:change-start text:change-id="ct106102875704960"/> as a <text:change-end text:change-id="ct106102875704960"/>NMRA <text:change-start text:change-id="ct106102875710720"/>Standard<text:change-end text:change-id="ct10610287571072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703808"/><text:change-start text:change-id="ct106102875714368"/>Version History<text:change-end text:change-id="ct106102875714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3548*"/>
    </style:style>
    <style:style style:name="Table1.B" style:family="table-column">
      <style:table-column-properties style:column-width="1.501cm" style:rel-column-width="851*"/>
    </style:style>
    <style:style style:name="Table1.C" style:family="table-column">
      <style:table-column-properties style:column-width="5.583cm" style:rel-column-width="3165*"/>
    </style:style>
    <style:style style:name="Table1.D" style:family="table-column">
      <style:table-column-properties style:column-width="3.561cm" style:rel-column-width="201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39:21.9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  <text:change text:change-id="ct106102875657728"/>
            </table:table-cell>
            <table:table-cell table:style-name="Table1.C1" office:value-type="string">
              <text:p text:style-name="MP12"><text:span text:style-name="MT10">9.7.2.2-TN</text:span><text:span text:style-name="MT11"> </text:span></text:p>
              <text:change text:change-id="ct106102875704000"/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9H53M8S</meta:editing-duration>
    <meta:generator>OpenOffice/4.1.0$Unix OpenOffice.org_project/410m18$Build-9764</meta:generator>
    <dc:date>2015-02-17T23:39:22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9" meta:word-count="84" meta:character-count="531"/>
  </office:meta>
</office:document-meta>
</file>